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ris SIL" svg:font-family="'Charis SIL'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2in" style:rel-column-width="1927*"/>
    </style:style>
    <style:style style:name="Table1.B" style:family="table-column">
      <style:table-column-properties style:column-width="1.3389in" style:rel-column-width="192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P1" style:family="paragraph" style:parent-style-name="Standard">
      <style:text-properties officeooo:rsid="00400493" officeooo:paragraph-rsid="00400493"/>
    </style:style>
    <style:style style:name="P2" style:family="paragraph" style:parent-style-name="Standard">
      <style:text-properties officeooo:rsid="004004d2" officeooo:paragraph-rsid="004004d2"/>
    </style:style>
    <style:style style:name="P3" style:family="paragraph" style:parent-style-name="Table_20_Contents">
      <style:paragraph-properties fo:text-align="center" style:justify-single-word="false"/>
      <style:text-properties officeooo:rsid="000ce743" officeooo:paragraph-rsid="000ce743"/>
    </style:style>
    <style:style style:name="P4" style:family="paragraph" style:parent-style-name="Table_20_Contents">
      <style:paragraph-properties fo:text-align="center" style:justify-single-word="false"/>
      <style:text-properties officeooo:rsid="000e7d8f" officeooo:paragraph-rsid="000e7d8f"/>
    </style:style>
    <style:style style:name="P5" style:family="paragraph" style:parent-style-name="Table_20_Contents">
      <style:paragraph-properties fo:text-align="center" style:justify-single-word="false"/>
      <style:text-properties officeooo:rsid="001355b5" officeooo:paragraph-rsid="001355b5"/>
    </style:style>
    <style:style style:name="P6" style:family="paragraph" style:parent-style-name="Table_20_Contents">
      <style:paragraph-properties fo:text-align="center" style:justify-single-word="false"/>
      <style:text-properties officeooo:rsid="00150f91" officeooo:paragraph-rsid="00150f91"/>
    </style:style>
    <style:style style:name="P7" style:family="paragraph" style:parent-style-name="Table_20_Contents">
      <style:paragraph-properties fo:text-align="center" style:justify-single-word="false"/>
      <style:text-properties officeooo:rsid="0024f2cc" officeooo:paragraph-rsid="0024f2cc"/>
    </style:style>
    <style:style style:name="P8" style:family="paragraph" style:parent-style-name="Table_20_Contents">
      <style:paragraph-properties fo:text-align="center" style:justify-single-word="false"/>
      <style:text-properties officeooo:rsid="0027b74a" officeooo:paragraph-rsid="0027b74a"/>
    </style:style>
    <style:style style:name="P9" style:family="paragraph" style:parent-style-name="Table_20_Contents">
      <style:paragraph-properties fo:text-align="center" style:justify-single-word="false"/>
      <style:text-properties officeooo:rsid="002a4ecd" officeooo:paragraph-rsid="002a4ecd"/>
    </style:style>
    <style:style style:name="P10" style:family="paragraph" style:parent-style-name="Table_20_Contents">
      <style:paragraph-properties fo:text-align="center" style:justify-single-word="false"/>
      <style:text-properties officeooo:rsid="002ca371" officeooo:paragraph-rsid="002ca371"/>
    </style:style>
    <style:style style:name="P11" style:family="paragraph" style:parent-style-name="Table_20_Contents">
      <style:paragraph-properties fo:text-align="center" style:justify-single-word="false"/>
      <style:text-properties officeooo:rsid="002e9153" officeooo:paragraph-rsid="002e9153"/>
    </style:style>
    <style:style style:name="P12" style:family="paragraph" style:parent-style-name="Table_20_Contents">
      <style:paragraph-properties fo:text-align="center" style:justify-single-word="false"/>
      <style:text-properties officeooo:rsid="0031b022" officeooo:paragraph-rsid="0031b022"/>
    </style:style>
    <style:style style:name="P13" style:family="paragraph" style:parent-style-name="Table_20_Contents">
      <style:paragraph-properties fo:text-align="center" style:justify-single-word="false"/>
      <style:text-properties officeooo:rsid="00363656" officeooo:paragraph-rsid="00363656"/>
    </style:style>
    <style:style style:name="P14" style:family="paragraph" style:parent-style-name="Table_20_Contents">
      <style:paragraph-properties fo:text-align="center" style:justify-single-word="false"/>
      <style:text-properties officeooo:rsid="003744eb" officeooo:paragraph-rsid="003744eb"/>
    </style:style>
    <style:style style:name="P15" style:family="paragraph" style:parent-style-name="Table_20_Contents">
      <style:paragraph-properties fo:text-align="center" style:justify-single-word="false"/>
      <style:text-properties officeooo:rsid="0038290a" officeooo:paragraph-rsid="0038290a"/>
    </style:style>
    <style:style style:name="P16" style:family="paragraph" style:parent-style-name="Table_20_Contents">
      <style:paragraph-properties fo:text-align="center" style:justify-single-word="false"/>
      <style:text-properties officeooo:rsid="003b7174" officeooo:paragraph-rsid="003b7174"/>
    </style:style>
    <style:style style:name="P17" style:family="paragraph" style:parent-style-name="Table_20_Contents">
      <style:paragraph-properties fo:text-align="center" style:justify-single-word="false"/>
      <style:text-properties officeooo:rsid="003df3d9" officeooo:paragraph-rsid="003df3d9"/>
    </style:style>
    <style:style style:name="P18" style:family="paragraph" style:parent-style-name="Table_20_Contents">
      <style:paragraph-properties fo:text-align="center" style:justify-single-word="false"/>
      <style:text-properties officeooo:rsid="003ed3f5" officeooo:paragraph-rsid="003ed3f5"/>
    </style:style>
    <style:style style:name="P19" style:family="paragraph" style:parent-style-name="Table_20_Contents">
      <style:paragraph-properties fo:text-align="center" style:justify-single-word="false"/>
      <style:text-properties officeooo:rsid="003f3a16" officeooo:paragraph-rsid="003f3a16"/>
    </style:style>
    <style:style style:name="P20" style:family="paragraph" style:parent-style-name="Table_20_Contents">
      <style:text-properties officeooo:rsid="00459487" officeooo:paragraph-rsid="00459487"/>
    </style:style>
    <style:style style:name="T1" style:family="text">
      <style:text-properties officeooo:rsid="003ae233"/>
    </style:style>
    <style:style style:name="T2" style:family="text">
      <style:text-properties officeooo:rsid="004004d2"/>
    </style:style>
    <style:style style:name="T3" style:family="text">
      <style:text-properties officeooo:rsid="0045b425"/>
    </style:style>
    <style:style style:name="T4" style:family="text">
      <style:text-properties officeooo:rsid="00466a86"/>
    </style:style>
    <style:style style:name="T5" style:family="text">
      <style:text-properties officeooo:rsid="00477386"/>
    </style:style>
    <style:style style:name="T6" style:family="text">
      <style:text-properties officeooo:rsid="00496c6f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20">+1</text:p>
          </table:table-cell>
          <table:table-cell table:style-name="Table1.A1" office:value-type="string">
            <text:p text:style-name="P20">+2</text:p>
          </table:table-cell>
          <table:table-cell table:style-name="Table1.A1" office:value-type="string">
            <text:p text:style-name="P20">+4</text:p>
          </table:table-cell>
          <table:table-cell table:style-name="Table1.A1" office:value-type="string">
            <text:p text:style-name="P20">+8</text:p>
          </table:table-cell>
          <table:table-cell table:style-name="Table1.E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rime">11</text:p>
          </table:table-cell>
          <table:table-cell table:style-name="Table1.A2" office:value-type="string">
            <text:p text:style-name="Prime">13</text:p>
          </table:table-cell>
          <table:table-cell table:style-name="Table1.A2" office:value-type="string">
            <text:p text:style-name="Prime">17</text:p>
          </table:table-cell>
          <table:table-cell table:style-name="Table1.A2" office:value-type="string">
            <text:p text:style-name="Prime">19</text:p>
          </table:table-cell>
          <table:table-cell table:style-name="Table1.E2" office:value-type="string">
            <text:p text:style-name="P3">b=15</text:p>
          </table:table-cell>
        </table:table-row>
        <table:table-row>
          <table:table-cell table:style-name="Table1.A2" office:value-type="string">
            <text:p text:style-name="Composite">21</text:p>
          </table:table-cell>
          <table:table-cell table:style-name="Table1.A2" office:value-type="string">
            <text:p text:style-name="Prime">23</text:p>
          </table:table-cell>
          <table:table-cell table:style-name="Table1.A2" office:value-type="string">
            <text:p text:style-name="Composite">27</text:p>
          </table:table-cell>
          <table:table-cell table:style-name="Table1.A2" office:value-type="string">
            <text:p text:style-name="Prime">29</text:p>
          </table:table-cell>
          <table:table-cell table:style-name="Table1.E2" office:value-type="string">
            <text:p text:style-name="P3">b=<text:span text:style-name="T3">10</text:span></text:p>
          </table:table-cell>
        </table:table-row>
        <table:table-row>
          <table:table-cell table:style-name="Table1.A2" office:value-type="string">
            <text:p text:style-name="Prime">31</text:p>
          </table:table-cell>
          <table:table-cell table:style-name="Table1.A2" office:value-type="string">
            <text:p text:style-name="Composite">33</text:p>
          </table:table-cell>
          <table:table-cell table:style-name="Table1.A2" office:value-type="string">
            <text:p text:style-name="Prime">37</text:p>
          </table:table-cell>
          <table:table-cell table:style-name="Table1.A2" office:value-type="string">
            <text:p text:style-name="Composite">39</text:p>
          </table:table-cell>
          <table:table-cell table:style-name="Table1.E2" office:value-type="string">
            <text:p text:style-name="P4">b=<text:span text:style-name="T3">5</text:span></text:p>
          </table:table-cell>
        </table:table-row>
        <table:table-row>
          <table:table-cell table:style-name="Table1.A5" office:value-type="float" office:value="41">
            <text:p text:style-name="Prime">41</text:p>
          </table:table-cell>
          <table:table-cell table:style-name="Table1.A5" office:value-type="float" office:value="43">
            <text:p text:style-name="Prime">43</text:p>
          </table:table-cell>
          <table:table-cell table:style-name="Table1.A5" office:value-type="float" office:value="47">
            <text:p text:style-name="Prime">47</text:p>
          </table:table-cell>
          <table:table-cell table:style-name="Table1.A5" office:value-type="float" office:value="49">
            <text:p text:style-name="Composite">49</text:p>
          </table:table-cell>
          <table:table-cell table:style-name="Table1.E2" office:value-type="string">
            <text:p text:style-name="P5">b=<text:span text:style-name="T3">7</text:span></text:p>
          </table:table-cell>
        </table:table-row>
        <table:table-row>
          <table:table-cell table:style-name="Table1.A5" office:value-type="float" office:value="51">
            <text:p text:style-name="Composite">51</text:p>
          </table:table-cell>
          <table:table-cell table:style-name="Table1.A5" office:value-type="float" office:value="53">
            <text:p text:style-name="Prime">53</text:p>
          </table:table-cell>
          <table:table-cell table:style-name="Table1.A5" office:value-type="float" office:value="57">
            <text:p text:style-name="Composite">57</text:p>
          </table:table-cell>
          <table:table-cell table:style-name="Table1.A5" office:value-type="float" office:value="59">
            <text:p text:style-name="Prime">59</text:p>
          </table:table-cell>
          <table:table-cell table:style-name="Table1.E2" office:value-type="string">
            <text:p text:style-name="P6">b<text:span text:style-name="T4">=10</text:span></text:p>
          </table:table-cell>
        </table:table-row>
        <table:table-row>
          <table:table-cell table:style-name="Table1.A5" office:value-type="float" office:value="61">
            <text:p text:style-name="Prime">61</text:p>
          </table:table-cell>
          <table:table-cell table:style-name="Table1.A5" office:value-type="float" office:value="63">
            <text:p text:style-name="Composite">63</text:p>
          </table:table-cell>
          <table:table-cell table:style-name="Table1.A5" office:value-type="float" office:value="67">
            <text:p text:style-name="Prime">67</text:p>
          </table:table-cell>
          <table:table-cell table:style-name="Table1.A5" office:value-type="float" office:value="69">
            <text:p text:style-name="Composite">69</text:p>
          </table:table-cell>
          <table:table-cell table:style-name="Table1.E2" office:value-type="string">
            <text:p text:style-name="P7">b=<text:span text:style-name="T6">5</text:span></text:p>
          </table:table-cell>
        </table:table-row>
        <table:table-row>
          <table:table-cell table:style-name="Table1.A5" office:value-type="float" office:value="71">
            <text:p text:style-name="Prime">71</text:p>
          </table:table-cell>
          <table:table-cell table:style-name="Table1.A5" office:value-type="float" office:value="73">
            <text:p text:style-name="Prime">73</text:p>
          </table:table-cell>
          <table:table-cell table:style-name="Table1.A5" office:value-type="float" office:value="77">
            <text:p text:style-name="Composite">77</text:p>
          </table:table-cell>
          <table:table-cell table:style-name="Table1.A5" office:value-type="float" office:value="79">
            <text:p text:style-name="Prime">79</text:p>
          </table:table-cell>
          <table:table-cell table:style-name="Table1.E2" office:value-type="string">
            <text:p text:style-name="P8">b=<text:span text:style-name="T6">11</text:span></text:p>
          </table:table-cell>
        </table:table-row>
        <table:table-row>
          <table:table-cell table:style-name="Table1.A5" office:value-type="float" office:value="81">
            <text:p text:style-name="Composite">81</text:p>
          </table:table-cell>
          <table:table-cell table:style-name="Table1.A5" office:value-type="float" office:value="83">
            <text:p text:style-name="Prime">83</text:p>
          </table:table-cell>
          <table:table-cell table:style-name="Table1.A5" office:value-type="float" office:value="87">
            <text:p text:style-name="Composite">87</text:p>
          </table:table-cell>
          <table:table-cell table:style-name="Table1.A5" office:value-type="float" office:value="89">
            <text:p text:style-name="Prime">89</text:p>
          </table:table-cell>
          <table:table-cell table:style-name="Table1.E2" office:value-type="string">
            <text:p text:style-name="P9">b=<text:span text:style-name="T6">10</text:span></text:p>
          </table:table-cell>
        </table:table-row>
        <table:table-row>
          <table:table-cell table:style-name="Table1.A5" office:value-type="float" office:value="91">
            <text:p text:style-name="Composite">91</text:p>
          </table:table-cell>
          <table:table-cell table:style-name="Table1.A5" office:value-type="float" office:value="93">
            <text:p text:style-name="Composite">93</text:p>
          </table:table-cell>
          <table:table-cell table:style-name="Table1.A5" office:value-type="float" office:value="97">
            <text:p text:style-name="Prime">97</text:p>
          </table:table-cell>
          <table:table-cell table:style-name="Table1.A5" office:value-type="float" office:value="99">
            <text:p text:style-name="Composite">99</text:p>
          </table:table-cell>
          <table:table-cell table:style-name="Table1.E2" office:value-type="string">
            <text:p text:style-name="P10">b=<text:span text:style-name="T5">4</text:span></text:p>
          </table:table-cell>
        </table:table-row>
        <table:table-row>
          <table:table-cell table:style-name="Table1.A5" office:value-type="float" office:value="101">
            <text:p text:style-name="Prime">101</text:p>
          </table:table-cell>
          <table:table-cell table:style-name="Table1.A5" office:value-type="float" office:value="103">
            <text:p text:style-name="Prime">103</text:p>
          </table:table-cell>
          <table:table-cell table:style-name="Table1.A5" office:value-type="float" office:value="107">
            <text:p text:style-name="Prime">107</text:p>
          </table:table-cell>
          <table:table-cell table:style-name="Table1.A5" office:value-type="float" office:value="109">
            <text:p text:style-name="Prime">109</text:p>
          </table:table-cell>
          <table:table-cell table:style-name="Table1.E2" office:value-type="string">
            <text:p text:style-name="P11">b=<text:span text:style-name="T5">15</text:span></text:p>
          </table:table-cell>
        </table:table-row>
        <table:table-row>
          <table:table-cell table:style-name="Table1.A5" office:value-type="float" office:value="111">
            <text:p text:style-name="Composite">111</text:p>
          </table:table-cell>
          <table:table-cell table:style-name="Table1.A5" office:value-type="float" office:value="113">
            <text:p text:style-name="Prime">113</text:p>
          </table:table-cell>
          <table:table-cell table:style-name="Table1.A5" office:value-type="float" office:value="117">
            <text:p text:style-name="Composite">117</text:p>
          </table:table-cell>
          <table:table-cell table:style-name="Table1.A5" office:value-type="float" office:value="119">
            <text:p text:style-name="Composite">119</text:p>
          </table:table-cell>
          <table:table-cell table:style-name="Table1.E2" office:value-type="string">
            <text:p text:style-name="P12">b=<text:span text:style-name="T5">2</text:span></text:p>
          </table:table-cell>
        </table:table-row>
        <table:table-row>
          <table:table-cell table:style-name="Table1.A5" office:value-type="float" office:value="121">
            <text:p text:style-name="Composite">121</text:p>
          </table:table-cell>
          <table:table-cell table:style-name="Table1.A5" office:value-type="float" office:value="123">
            <text:p text:style-name="Composite">123</text:p>
          </table:table-cell>
          <table:table-cell table:style-name="Table1.A5" office:value-type="float" office:value="127">
            <text:p text:style-name="Prime">127</text:p>
          </table:table-cell>
          <table:table-cell table:style-name="Table1.A5" office:value-type="float" office:value="129">
            <text:p text:style-name="Composite">129</text:p>
          </table:table-cell>
          <table:table-cell table:style-name="Table1.E2" office:value-type="string">
            <text:p text:style-name="P13">b=<text:span text:style-name="T5">4</text:span></text:p>
          </table:table-cell>
        </table:table-row>
        <table:table-row>
          <table:table-cell table:style-name="Table1.A5" office:value-type="float" office:value="131">
            <text:p text:style-name="Prime">131</text:p>
          </table:table-cell>
          <table:table-cell table:style-name="Table1.A5" office:value-type="float" office:value="133">
            <text:p text:style-name="Composite">133</text:p>
          </table:table-cell>
          <table:table-cell table:style-name="Table1.A5" office:value-type="float" office:value="137">
            <text:p text:style-name="Prime">137</text:p>
          </table:table-cell>
          <table:table-cell table:style-name="Table1.A5" office:value-type="float" office:value="139">
            <text:p text:style-name="Prime">139</text:p>
          </table:table-cell>
          <table:table-cell table:style-name="Table1.E2" office:value-type="string">
            <text:p text:style-name="P14">b=<text:span text:style-name="T5">13</text:span></text:p>
          </table:table-cell>
        </table:table-row>
        <table:table-row>
          <table:table-cell table:style-name="Table1.A5" office:value-type="float" office:value="141">
            <text:p text:style-name="Composite">141</text:p>
          </table:table-cell>
          <table:table-cell table:style-name="Table1.A5" office:value-type="float" office:value="143">
            <text:p text:style-name="Composite">143</text:p>
          </table:table-cell>
          <table:table-cell table:style-name="Table1.A5" office:value-type="float" office:value="147">
            <text:p text:style-name="Composite">147</text:p>
          </table:table-cell>
          <table:table-cell table:style-name="Table1.A5" office:value-type="float" office:value="149">
            <text:p text:style-name="Prime">149</text:p>
          </table:table-cell>
          <table:table-cell table:style-name="Table1.E2" office:value-type="string">
            <text:p text:style-name="P15">b=<text:span text:style-name="T5">8</text:span></text:p>
          </table:table-cell>
        </table:table-row>
        <table:table-row>
          <table:table-cell table:style-name="Table1.A5" office:value-type="float" office:value="151">
            <text:p text:style-name="Prime">151</text:p>
          </table:table-cell>
          <table:table-cell table:style-name="Table1.A5" office:value-type="float" office:value="153">
            <text:p text:style-name="Composite">153</text:p>
          </table:table-cell>
          <table:table-cell table:style-name="Table1.A5" office:value-type="float" office:value="157">
            <text:p text:style-name="Prime">157</text:p>
          </table:table-cell>
          <table:table-cell table:style-name="Table1.A5" office:value-type="float" office:value="159">
            <text:p text:style-name="Composite">159</text:p>
          </table:table-cell>
          <table:table-cell table:style-name="Table1.E2" office:value-type="string">
            <text:p text:style-name="P16">b=<text:span text:style-name="T5">5</text:span></text:p>
          </table:table-cell>
        </table:table-row>
        <table:table-row>
          <table:table-cell table:style-name="Table1.A5" office:value-type="float" office:value="161">
            <text:p text:style-name="Composite">161</text:p>
          </table:table-cell>
          <table:table-cell table:style-name="Table1.A5" office:value-type="float" office:value="163">
            <text:p text:style-name="Prime">163</text:p>
          </table:table-cell>
          <table:table-cell table:style-name="Table1.A5" office:value-type="float" office:value="167">
            <text:p text:style-name="Prime">167</text:p>
          </table:table-cell>
          <table:table-cell table:style-name="Table1.A5" office:value-type="float" office:value="169">
            <text:p text:style-name="Composite">169</text:p>
          </table:table-cell>
          <table:table-cell table:style-name="Table1.E2" office:value-type="string">
            <text:p text:style-name="P17">b=<text:span text:style-name="T5">6</text:span></text:p>
          </table:table-cell>
        </table:table-row>
        <table:table-row>
          <table:table-cell table:style-name="Table1.A5" office:value-type="float" office:value="171">
            <text:p text:style-name="Composite">171</text:p>
          </table:table-cell>
          <table:table-cell table:style-name="Table1.A5" office:value-type="float" office:value="173">
            <text:p text:style-name="Prime">173</text:p>
          </table:table-cell>
          <table:table-cell table:style-name="Table1.A5" office:value-type="float" office:value="177">
            <text:p text:style-name="Composite">177</text:p>
          </table:table-cell>
          <table:table-cell table:style-name="Table1.A5" office:value-type="float" office:value="179">
            <text:p text:style-name="Prime">179</text:p>
          </table:table-cell>
          <table:table-cell table:style-name="Table1.E2" office:value-type="string">
            <text:p text:style-name="P17">b=<text:span text:style-name="T5">10</text:span></text:p>
          </table:table-cell>
        </table:table-row>
        <table:table-row>
          <table:table-cell table:style-name="Table1.A5" office:value-type="float" office:value="181">
            <text:p text:style-name="Prime">181</text:p>
          </table:table-cell>
          <table:table-cell table:style-name="Table1.A5" office:value-type="float" office:value="183">
            <text:p text:style-name="Composite">183</text:p>
          </table:table-cell>
          <table:table-cell table:style-name="Table1.A5" office:value-type="float" office:value="187">
            <text:p text:style-name="Composite">187</text:p>
          </table:table-cell>
          <table:table-cell table:style-name="Table1.A5" office:value-type="float" office:value="189">
            <text:p text:style-name="Composite">189</text:p>
          </table:table-cell>
          <table:table-cell table:style-name="Table1.E2" office:value-type="string">
            <text:p text:style-name="P18">b=<text:span text:style-name="T5">1</text:span></text:p>
          </table:table-cell>
        </table:table-row>
        <table:table-row>
          <table:table-cell table:style-name="Table1.A5" office:value-type="float" office:value="191">
            <text:p text:style-name="Prime">191</text:p>
          </table:table-cell>
          <table:table-cell table:style-name="Table1.A5" office:value-type="float" office:value="193">
            <text:p text:style-name="Prime">193</text:p>
          </table:table-cell>
          <table:table-cell table:style-name="Table1.A5" office:value-type="float" office:value="197">
            <text:p text:style-name="Prime">197</text:p>
          </table:table-cell>
          <table:table-cell table:style-name="Table1.A5" office:value-type="float" office:value="199">
            <text:p text:style-name="Prime">199</text:p>
          </table:table-cell>
          <table:table-cell table:style-name="Table1.E2" office:value-type="string">
            <text:p text:style-name="P19">b=<text:span text:style-name="T5">15</text:span></text:p>
          </table:table-cell>
        </table:table-row>
      </table:table>
      <text:p text:style-name="Standard"/>
      <text:p text:style-name="P1"><text:span text:style-name="T2">- </text:span>Memory data structure for this should be indexed, not linked list. Want to be able to find if x is prime quickly, e.g. 181, so need to look directly at decade 18, get value b=<text:span text:style-name="T5">1</text:span>, decode to know that 181 is prime and 183, 187, 189 are not.</text:p>
      <text:p text:style-name="P2">- value stored for each decade is 0 to 15 inclusive, so need 16 characters or things to store at the locations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ris SIL" svg:font-family="'Charis SIL'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haris SIL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haris SIL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haris SIL" fo:font-family="'Charis SIL'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haris SIL" fo:font-family="'Charis SIL'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haris SIL" fo:font-family="'Charis SIL'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haris SIL" fo:font-family="'Charis SIL'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ime" style:family="paragraph" style:parent-style-name="Table_20_Contents">
      <style:paragraph-properties fo:text-align="center" style:justify-single-word="false"/>
      <style:text-properties fo:font-weight="bold" officeooo:rsid="000ce743" fo:background-color="transparent"/>
    </style:style>
    <style:style style:name="Composite" style:family="paragraph" style:parent-style-name="Table_20_Contents">
      <style:paragraph-properties fo:text-align="center" style:justify-single-word="false"/>
      <style:text-properties fo:color="#cccccc" loext:opacity="100%" officeooo:rsid="000ce74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22:51:11.778844605</meta:creation-date>
    <dc:date>2024-04-22T03:40:12.401097231</dc:date>
    <meta:editing-duration>PT4H38M33S</meta:editing-duration>
    <meta:editing-cycles>42</meta:editing-cycles>
    <meta:generator>LibreOffice/7.3.7.2$Linux_X86_64 LibreOffice_project/30$Build-2</meta:generator>
    <meta:document-statistic meta:table-count="1" meta:image-count="0" meta:object-count="0" meta:page-count="1" meta:paragraph-count="101" meta:word-count="170" meta:character-count="616" meta:non-whitespace-character-count="547"/>
  </office:meta>
</office:document-meta>
</file>